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50%" fo:text-align="start" style:justify-single-word="false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Aluno:</text:span> Marcos Paulo Vieira de Melo Junior <text:tab/><text:tab/><text:tab/><text:span text:style-name="T3">Fase/Iteração:</text:span> Sprint 7</text:p>
      <text:p text:style-name="P8"><text:span text:style-name="T3">Data:</text:span> 14/11/2013<text:tab/><text:tab/><text:tab/><text:tab/><text:tab/><text:tab/><text:span text:style-name="T3">Esforço Total:</text:span> 5h</text:p>
      <text:p text:style-name="P8"><text:span text:style-name="T3">Atividade: </text:span>Definição dos itens de baseline<text:tab/><text:tab/><text:tab/><text:span text:style-name="T3">Esforço: </text:span>3h</text:p>
      <text:p text:style-name="P8"><text:span text:style-name="T3">Descrição:</text:span> Conversado com os gerentes a respeito dos itens que entrão para a primeira baseline.</text:p>
      <text:p text:style-name="P8"><text:span text:style-name="T3">Produtos: </text:span>Não se aplica</text:p>
      <text:p text:style-name="P8"><text:span text:style-name="T3">Equipe: </text:span><text:span text:style-name="T4">GCO</text:span></text:p>
      <text:p text:style-name="P8"><text:span text:style-name="T3">Artefato: </text:span>Primeira Baseline</text:p>
      <text:p text:style-name="P8"><text:span text:style-name="T3">Atividade:</text:span> Criação do Relatório de estado da configuração</text:p>
      <text:p text:style-name="P8"><text:span text:style-name="T3">Esforço: </text:span>2h</text:p>
      <text:p text:style-name="P8"><text:span text:style-name="T3">Descrição:</text:span> Criação do relatório de estado dos itens de baseline que será repassado ao Gerente de Projeto.</text:p>
      <text:p text:style-name="P8"><text:span text:style-name="T3">Produtos:</text:span> Não se aplica</text:p>
      <text:p text:style-name="P8"><text:span text:style-name="T3">Equipe: </text:span>GCO</text:p>
      <text:p text:style-name="P8"><text:span text:style-name="T3">Artefato:</text:span> Relatório de estado da configu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022013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7</meta:editing-cycles>
    <dc:date>2013-11-21T21:20:45</dc:date>
    <meta:editing-duration>PT27S</meta:editing-duration>
    <meta:document-statistic meta:table-count="0" meta:image-count="0" meta:object-count="0" meta:page-count="1" meta:paragraph-count="16" meta:word-count="101" meta:character-count="683" meta:non-whitespace-character-count="588"/>
  </office:meta>
</office:document-meta>
</file>